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13"/>
    <style:style style:name="ce4" style:family="table-cell" style:parent-style-name="Default" style:data-style-name="N4"/>
    <style:style style:name="ce5" style:family="table-cell" style:parent-style-name="Default" style:data-style-name="N14"/>
    <style:style style:name="ce6" style:family="table-cell" style:parent-style-name="Default" style:data-style-name="N0">
      <style:table-cell-properties fo:background-color="#E7E6E6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2"/>
    <style:style style:name="ce9" style:family="table-cell" style:parent-style-name="Default" style:data-style-name="N3">
      <style:table-cell-properties fo:background-color="#E7E6E6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4.07618in" svg:y="0.68326in" svg:width="5.05748in" svg:height="2.7641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4.1178in" svg:y="3.38571in" svg:width="6.29961in" svg:height="3.5429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14.14379in" svg:y="8.08163in" svg:width="3.11614in" svg:height="2.2181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4.77126in" svg:y="9.83464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2" table:default-cell-style-name="ce1"/>
        <table:table-column table:style-name="co2" table:number-columns-repeated="12" table:default-cell-style-name="ce1"/>
        <table:table-column table:style-name="co1" table:number-columns-repeated="4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1">
            <text:p>sex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failures</text:p>
          </table:table-cell>
          <table:table-cell office:value-type="string" table:style-name="ce1">
            <text:p>schoolsup</text:p>
          </table:table-cell>
          <table:table-cell office:value-type="string" table:style-name="ce1">
            <text:p>famsup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activiti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absences</text:p>
          </table:table-cell>
          <table:table-cell office:value-type="string" table:style-name="ce6">
            <text:p>G1</text:p>
          </table:table-cell>
          <table:table-cell office:value-type="string" table:style-name="ce6">
            <text:p>G2</text:p>
          </table:table-cell>
          <table:table-cell office:value-type="string" table:style-name="ce6">
            <text:p>G3</text:p>
          </table:table-cell>
          <table:table-cell office:value-type="string" table:style-name="ce1">
            <text:p>Ave G</text:p>
          </table:table-cell>
          <table:table-cell table:number-columns-repeated="2" table:style-name="ce1"/>
          <table:table-cell office:value-type="string" table:style-name="ce1">
            <text:p>interne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Ave G</text:p>
          </table:table-cell>
          <table:table-cell table:number-columns-repeated="7" table:style-name="ce1"/>
          <table:table-cell office:value-type="string" table:style-name="ce1">
            <text:p>schoolsup</text:p>
          </table:table-cell>
          <table:table-cell office:value-type="string" table:style-name="ce1">
            <text:p>famsup</text:p>
          </table:table-cell>
          <table:table-cell office:value-type="string" table:style-name="ce1">
            <text:p>Ave G</text:p>
          </table:table-cell>
          <table:table-cell table:style-name="ce1"/>
          <table:table-cell office:value-type="string" table:style-name="ce1">
            <text:p>schoolsup</text:p>
          </table:table-cell>
          <table:table-cell office:value-type="string" table:style-name="ce1">
            <text:p>famsup</text:p>
          </table:table-cell>
          <table:table-cell office:value-type="string" table:style-name="ce1">
            <text:p>Ave G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5.333333333333333" table:formula="of:=SUM([.K2:.M2])/3" table:style-name="ce9">
            <text:p>5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2">
            <text:p>9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8.6666666666666696" table:style-name="ce2">
            <text:p>9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11.6666666666667" table:style-name="ce2">
            <text:p>12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1.666666666666666" table:formula="of:=SUM([.K3:.M3])/3" table:style-name="ce9">
            <text:p>12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2">
            <text:p>12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7" table:style-name="ce2">
            <text:p>7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9.3333333333333304" table:style-name="ce2">
            <text:p>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6">
            <text:p>14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5.333333333333334" table:formula="of:=SUM([.K4:.M4])/3" table:style-name="ce9">
            <text:p>15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4.6666666666667" table:style-name="ce2">
            <text:p>1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14" table:style-name="ce2">
            <text:p>1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4" table:formula="of:=SUM([.K5:.M5])/3" table:style-name="ce9">
            <text:p>14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5.3333333333333304" table:style-name="ce2">
            <text:p>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15.3333333333333" table:style-name="ce2">
            <text:p>15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4" table:formula="of:=SUM([.K6:.M6])/3" table:style-name="ce9">
            <text:p>14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4.6666666666667" table:style-name="ce2">
            <text:p>1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15.3333333333333" table:style-name="ce2">
            <text:p>15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2" table:formula="of:=SUM([.K7:.M7])/3" table:style-name="ce9">
            <text:p>12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5" table:style-name="ce2">
            <text:p>1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10" table:style-name="ce2">
            <text:p>10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1.333333333333334" table:formula="of:=SUM([.K8:.M8])/3" table:style-name="ce9">
            <text:p>11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7.6666666666667" table:style-name="ce2">
            <text:p>1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19.3333333333333" table:style-name="ce2">
            <text:p>1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5.666666666666667" table:formula="of:=SUM([.K9:.M9])/3" table:style-name="ce9">
            <text:p>6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4.6666666666667" table:style-name="ce2">
            <text:p>15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5.666666666666667" table:formula="of:=SUM([.K10:.M10])/3" table:style-name="ce9">
            <text:p>6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9" table:style-name="ce2">
            <text:p>9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5.6666666666666696" table:style-name="ce2">
            <text:p>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11" table:style-name="ce6">
            <text:p>11</text:p>
          </table:table-cell>
          <table:table-cell office:value-type="float" office:value="9" table:formula="of:=SUM([.K11:.M11])/3" table:style-name="ce9">
            <text:p>9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1.3333333333333" table:style-name="ce2">
            <text:p>11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8.3333333333333304" table:style-name="ce2">
            <text:p>8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8.6666666666666661" table:formula="of:=SUM([.K12:.M12])/3" table:style-name="ce9">
            <text:p>9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4" table:style-name="ce2">
            <text:p>14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9.6666666666666696" table:style-name="ce2">
            <text:p>10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4" table:style-name="ce6">
            <text:p>14</text:p>
          </table:table-cell>
          <table:table-cell office:value-type="float" office:value="14.666666666666666" table:formula="of:=SUM([.K13:.M13])/3" table:style-name="ce9">
            <text:p>15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0.3333333333333" table:style-name="ce2">
            <text:p>10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.666666666666668" table:formula="of:=SUM([.K14:.M14])/3" table:style-name="ce9">
            <text:p>18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5.3333333333333" table:style-name="ce2">
            <text:p>15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5.6666666666666696" table:style-name="ce2">
            <text:p>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9" table:formula="of:=SUM([.K15:.M15])/3" table:style-name="ce9">
            <text:p>9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4" table:style-name="ce2">
            <text:p>14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9.3333333333333304" table:style-name="ce2">
            <text:p>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0.333333333333334" table:formula="of:=SUM([.K16:.M16])/3" table:style-name="ce9">
            <text:p>10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3.6666666666667" table:style-name="ce2">
            <text:p>14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13.3333333333333" table:style-name="ce2">
            <text:p>13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4" table:formula="of:=SUM([.K17:.M17])/3" table:style-name="ce9">
            <text:p>14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5.3333333333333304" table:style-name="ce2">
            <text:p>5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9" table:style-name="ce2">
            <text:p>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7.666666666666667" table:formula="of:=SUM([.K18:.M18])/3" table:style-name="ce9">
            <text:p>8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4" table:style-name="ce2">
            <text:p>14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11" table:style-name="ce2">
            <text:p>11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1.666666666666666" table:formula="of:=SUM([.K19:.M19])/3" table:style-name="ce9">
            <text:p>12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2.6666666666667" table:style-name="ce2">
            <text:p>13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11.6666666666667" table:style-name="ce2">
            <text:p>12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5.333333333333334" table:formula="of:=SUM([.K20:.M20])/3" table:style-name="ce9">
            <text:p>15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7.6666666666666696" table:style-name="ce2">
            <text:p>8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9" table:style-name="ce2">
            <text:p>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0.666666666666666" table:formula="of:=SUM([.K21:.M21])/3" table:style-name="ce9">
            <text:p>11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1.6666666666667" table:style-name="ce2">
            <text:p>12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7.3333333333333304" table:style-name="ce2">
            <text:p>7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3.666666666666666" table:formula="of:=SUM([.K22:.M22])/3" table:style-name="ce9">
            <text:p>14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1" table:style-name="ce2">
            <text:p>11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7" table:style-name="ce2">
            <text:p>7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8.3333333333333339" table:formula="of:=SUM([.K23:.M23])/3" table:style-name="ce9">
            <text:p>8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0.6666666666667" table:style-name="ce2">
            <text:p>11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7" table:formula="of:=SUM([.K24:.M24])/3" table:style-name="ce9">
            <text:p>7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6.6666666666667" table:style-name="ce2">
            <text:p>17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1.333333333333334" table:formula="of:=SUM([.K25:.M25])/3" table:style-name="ce9">
            <text:p>11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6.3333333333333" table:style-name="ce2">
            <text:p>16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.333333333333333" table:formula="of:=SUM([.K26:.M26])/3" table:style-name="ce9">
            <text:p>5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3.6666666666667" table:style-name="ce2">
            <text:p>14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5.333333333333334" table:formula="of:=SUM([.K27:.M27])/3" table:style-name="ce9">
            <text:p>15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6.3333333333333" table:style-name="ce2">
            <text:p>16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12.666666666666666" table:formula="of:=SUM([.K28:.M28])/3" table:style-name="ce9">
            <text:p>13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5.3333333333333" table:style-name="ce2">
            <text:p>15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.666666666666668" table:formula="of:=SUM([.K29:.M29])/3" table:style-name="ce9">
            <text:p>17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9.3333333333333304" table:style-name="ce2">
            <text:p>9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.333333333333332" table:formula="of:=SUM([.K30:.M30])/3" table:style-name="ce9">
            <text:p>16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2" table:style-name="ce2">
            <text:p>12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12" table:style-name="ce6">
            <text:p>12</text:p>
          </table:table-cell>
          <table:table-cell office:value-type="float" office:value="10" table:formula="of:=SUM([.K31:.M31])/3" table:style-name="ce9">
            <text:p>10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8.3333333333333" table:style-name="ce2">
            <text:p>18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6.333333333333332" table:formula="of:=SUM([.K32:.M32])/3" table:style-name="ce9">
            <text:p>16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11.3333333333333" table:style-name="ce2">
            <text:p>11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5.333333333333334" table:formula="of:=SUM([.K33:.M33])/3" table:style-name="ce9">
            <text:p>1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9.3333333333333339" table:formula="of:=SUM([.K34:.M34])/3" table:style-name="ce9">
            <text:p>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8.333333333333332" table:formula="of:=SUM([.K35:.M35])/3" table:style-name="ce9">
            <text:p>1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9.333333333333332" table:formula="of:=SUM([.K36:.M36])/3" table:style-name="ce9">
            <text:p>1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9.3333333333333339" table:formula="of:=SUM([.K37:.M37])/3" table:style-name="ce9">
            <text:p>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11" table:formula="of:=SUM([.K38:.M38])/3" table:style-name="ce9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9.6666666666666661" table:formula="of:=SUM([.K39:.M39])/3" table:style-name="ce9">
            <text:p>1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7" table:formula="of:=SUM([.K40:.M40])/3" table:style-name="ce9">
            <text:p>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6">
            <text:p>15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4.666666666666666" table:formula="of:=SUM([.K41:.M41])/3" table:style-name="ce9">
            <text:p>1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5" table:formula="of:=SUM([.K42:.M42])/3" table:style-name="ce9">
            <text:p>15</text:p>
          </table:table-cell>
          <table:table-cell table:number-columns-repeated="2" table:style-name="ce1"/>
          <table:table-cell office:value-type="string" table:style-name="ce1">
            <text:p>paid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occupied</text:p>
          </table:table-cell>
          <table:table-cell office:value-type="string" table:style-name="ce1">
            <text:p>Ave G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4.666666666666666" table:formula="of:=SUM([.K43:.M43])/3" table:style-name="ce9">
            <text:p>15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float" office:value="23" table:style-name="ce1">
            <text:p>23</text:p>
          </table:table-cell>
          <table:table-cell office:value-type="percentage" office:value="0.46" table:formula="of:=[.R43]/50" table:style-name="ce3">
            <text:p>46%</text:p>
          </table:table-cell>
          <table:table-cell office:value-type="float" office:value="12.710144927536229" table:formula="of:=SUM([.N29:.N51])/23" table:style-name="ce4">
            <text:p>12.7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4" table:formula="of:=SUM([.K44:.M44])/3" table:style-name="ce9">
            <text:p>14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float" office:value="27" table:style-name="ce1">
            <text:p>27</text:p>
          </table:table-cell>
          <table:table-cell office:value-type="percentage" office:value="0.54" table:formula="of:=[.R44]/50" table:style-name="ce3">
            <text:p>54%</text:p>
          </table:table-cell>
          <table:table-cell office:value-type="float" office:value="11.012345679012345" table:formula="of:=SUM([.N2:.N28])/27" table:style-name="ce4">
            <text:p>11.0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3.666666666666666" table:formula="of:=SUM([.K45:.M45])/3" table:style-name="ce9">
            <text:p>1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9.3333333333333339" table:formula="of:=SUM([.K46:.M46])/3" table:style-name="ce9">
            <text:p>9</text:p>
          </table:table-cell>
          <table:table-cell table:number-columns-repeated="4" table:style-name="ce1"/>
          <table:table-cell office:value-type="string" table:style-name="ce1">
            <text:p>difference</text:p>
          </table:table-cell>
          <table:table-cell office:value-type="percentage" office:value="8.4889962426194204E-2" table:formula="of:=([.T43]-[.T44])/20" table:style-name="ce5">
            <text:p>8.49%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1" table:formula="of:=SUM([.K47:.M47])/3" table:style-name="ce9">
            <text:p>1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6">
            <text:p>14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3.333333333333334" table:formula="of:=SUM([.K48:.M48])/3" table:style-name="ce9">
            <text:p>1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9" table:formula="of:=SUM([.K49:.M49])/3" table:style-name="ce9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1.666666666666666" table:formula="of:=SUM([.K50:.M50])/3" table:style-name="ce9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6" table:style-name="ce6">
            <text:p>6</text:p>
          </table:table-cell>
          <table:table-cell office:value-type="float" office:value="7.333333333333333" table:formula="of:=SUM([.K51:.M51])/3" table:style-name="ce9">
            <text:p>7</text:p>
          </table:table-cell>
          <table:table-cell table:number-columns-repeated="16370"/>
        </table:table-row>
        <table:table-row table:style-name="ro1">
          <table:table-cell table:number-columns-repeated="10" table:style-name="ce1"/>
          <table:table-cell table:number-columns-repeated="4" table:style-name="ce7"/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8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Sheet1.A1:Sheet1.N51" table:name="__Anonymous_Sheet_DB__0">
          <table:sort>
            <table:sort-by table:field-number="7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Dom</meta:initial-creator>
    <dc:creator>Dom</dc:creator>
    <meta:creation-date>2022-05-27T00:41:28Z</meta:creation-date>
    <dc:date>2022-07-31T04:07:31Z</dc:date>
    <meta:editing-cycles>7</meta:editing-cycles>
    <meta:editing-duration>PT115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9.0204724409449pt" svg:width="364.1385826771653pt" chart:style-name="Crt0">
        <chart:title chart:style-name="CT00">
          <text:p text:style-name="a0" text:class-names="" text:cond-style-name="">Relationship between Internet support and Grad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Q$2:.$Q$3"/>
          </chart:axis>
          <chart:series chart:label-cell-address="Sheet1.$S$1" chart:values-cell-range-address="Sheet1.$S$2:.$S$3" chart:class="chart:bar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none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non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7637795276pt" svg:width="453.5716535433071pt" chart:style-name="Crt0">
        <chart:title chart:style-name="CT00">
          <text:p text:style-name="a0" text:class-names="" text:cond-style-name="">Relationship between supports and Grades</text:p>
        </chart:title>
        <chart:legend chart:legend-position="end" chart:legend-align="center" chart:style-name="Lgnd"/>
        <chart:plot-area svg:x="6.0pt" svg:y="20.87pt" svg:width="385.281968503937pt" svg:height="220.21976377952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AG$14:.$AG$22" chart:class="chart:line" chart:attached-axis="primary-y" chart:style-name="G0S0">
            <chart:data-point chart:repeated="9"/>
          </chart:series>
          <chart:series chart:values-cell-range-address="Sheet1.$AG$2:.$AG$8" chart:class="chart:line" chart:attached-axis="primary-y" chart:style-name="G0S1">
            <chart:data-point chart:repeated="7"/>
          </chart:series>
          <chart:series chart:values-cell-range-address="Sheet1.$AG$10:.$AG$12" chart:class="chart:line" chart:attached-axis="primary-y" chart:style-name="G0S2">
            <chart:data-point chart:repeated="3"/>
          </chart:series>
          <chart:series chart:values-cell-range-address="Sheet1.$AC$2:.$AC$32" chart:class="chart:line" chart:attached-axis="primary-y" chart:style-name="G0S3">
            <chart:data-point chart:repeated="3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159.7038582677165pt" svg:width="224.3622047244095pt" chart:style-name="Crt0">
        <chart:title chart:style-name="CT00">
          <text:p text:style-name="a0" text:class-names="" text:cond-style-name="">The ratio of paid and unpaid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Sheet1.$Q$43:.$Q$44"/>
          </chart:axis>
          <chart:axis chart:dimension="y"/>
          <chart:series chart:label-cell-address="Sheet1.$S$42" chart:values-cell-range-address="Sheet1.$S$43:.$S$44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title chart:style-name="CT00">
          <text:p text:style-name="a0" text:class-names="" text:cond-style-name="">The relationship between activities and grad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N$24:.$N$51" chart:class="chart:line" chart:attached-axis="primary-y" chart:style-name="G0S0">
            <chart:data-point chart:repeated="28"/>
          </chart:series>
          <chart:series chart:values-cell-range-address="Sheet1.$N$2:.$N$23" chart:class="chart:line" chart:attached-axis="primary-y" chart:style-name="G0S1">
            <chart:data-point chart:repeated="2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